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DTDProcessor.getScanne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Processor.XML11DTDProcesso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Processor.isValidNmtoken( String nm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Processor.XML11DTDProcessor( SymbolTable symbolTable , XMLGrammarPool grammarPool , XMLErrorReporter errorReporter , XMLEntity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Processor.isValid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Processor.createDTDScanner( SymbolTable symbolTable , XMLErrorReporter errorReporter , XMLEntityManager entit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Processor.XML11DTDProcessor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TDProcessor.XML11DTD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